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270.96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191.45pt"/>
    </style:style>
    <style:style style:name="co7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1">
          <table:table-cell office:value-type="string" calcext:value-type="string">
            <text:p>1. polovina podzimu – tol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nu</text:p>
          </table:table-cell>
          <table:table-cell office:value-type="string" calcext:value-type="string">
            <text:p>zmena</text:p>
          </table:table-cell>
          <table:table-cell office:value-type="string" calcext:value-type="string">
            <text:p>puvodni stav</text:p>
          </table:table-cell>
          <table:table-cell table:style-name="ce4" office:value-type="string" calcext:value-type="string">
            <text:p>pribude der za den</text:p>
          </table:table-cell>
          <table:table-cell table:style-name="Default" office:value-type="string" calcext:value-type="string">
            <text:p>prirustek na 1 noru</text:p>
          </table:table-cell>
          <table:table-cell table:style-name="Default" office:value-type="string" calcext:value-type="string">
            <text:p>prirustek na noru za 15 dni</text:p>
          </table:table-cell>
          <table:table-cell office:value-type="string" calcext:value-type="string">
            <text:p>pouzitelne za 1. obdobi:</text:p>
          </table:table-cell>
          <table:table-cell office:value-type="string" calcext:value-type="string">
            <text:p>pouyitlene ya den:</text:p>
          </table:table-cell>
          <table:table-cell office:value-type="string" calcext:value-type="string">
            <text:p>konstanta za den: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2670" calcext:value-type="float">
            <text:p>2670</text:p>
          </table:table-cell>
          <table:table-cell table:style-name="ce5" table:formula="of:=[.B4]/[.A4]" office:value-type="float" office:value="-2.22222222222222" calcext:value-type="float">
            <text:p>-2.22222222222222</text:p>
          </table:table-cell>
          <table:table-cell table:formula="of:=[.D4]/[.C4]" office:value-type="float" office:value="-0.000832292967124428" calcext:value-type="float">
            <text:p>-0.000832292967124</text:p>
          </table:table-cell>
          <table:table-cell table:formula="of:=[.E4]*15" office:value-type="float" office:value="-0.0124843945068664" calcext:value-type="float">
            <text:p>-0.012484394506867</text:p>
          </table:table-cell>
          <table:table-cell table:formula="of:=[.E4]*15" office:value-type="float" office:value="-0.0124843945068664" calcext:value-type="float">
            <text:p>-0.012484394506867</text:p>
          </table:table-cell>
          <table:table-cell table:style-name="ce5" table:formula="of:=[.B4]/[.A4]" office:value-type="float" office:value="-2.22222222222222" calcext:value-type="float">
            <text:p>-2.22222222222222</text:p>
          </table:table-cell>
          <table:table-cell table:formula="of:=AVERAGE([.H4:.H26])" office:value-type="float" office:value="7.77982760515507" calcext:value-type="float">
            <text:p>7.77982760515507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00" calcext:value-type="float">
            <text:p>2900</text:p>
          </table:table-cell>
          <table:table-cell office:value-type="float" office:value="4500" calcext:value-type="float">
            <text:p>4500</text:p>
          </table:table-cell>
          <table:table-cell table:style-name="ce5" table:formula="of:=[.B5]/[.A5]" office:value-type="float" office:value="69.0476190476191" calcext:value-type="float">
            <text:p>69.0476190476191</text:p>
          </table:table-cell>
          <table:table-cell table:formula="of:=[.D5]/[.C5]" office:value-type="float" office:value="0.0153439153439153" calcext:value-type="float">
            <text:p>0.015343915343915</text:p>
          </table:table-cell>
          <table:table-cell table:formula="of:=[.E5]*15" office:value-type="float" office:value="0.23015873015873" calcext:value-type="float">
            <text:p>0.23015873015873</text:p>
          </table:table-cell>
          <table:table-cell table:formula="of:=[.E5]*15" office:value-type="float" office:value="0.23015873015873" calcext:value-type="float">
            <text:p>0.23015873015873</text:p>
          </table:table-cell>
          <table:table-cell table:style-name="ce5" table:formula="of:=[.B5]/[.A5]" office:value-type="float" office:value="69.0476190476191" calcext:value-type="float">
            <text:p>69.047619047619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0" calcext:value-type="float">
            <text:p>-150</text:p>
          </table:table-cell>
          <table:table-cell office:value-type="float" office:value="2960" calcext:value-type="float">
            <text:p>2960</text:p>
          </table:table-cell>
          <table:table-cell table:style-name="ce5" table:formula="of:=[.B6]/[.A6]" office:value-type="float" office:value="-4.28571428571429" calcext:value-type="float">
            <text:p>-4.28571428571429</text:p>
          </table:table-cell>
          <table:table-cell table:formula="of:=[.D6]/[.C6]" office:value-type="float" office:value="-0.00144787644787645" calcext:value-type="float">
            <text:p>-0.001447876447876</text:p>
          </table:table-cell>
          <table:table-cell table:formula="of:=[.E6]*15" office:value-type="float" office:value="-0.0217181467181467" calcext:value-type="float">
            <text:p>-0.021718146718147</text:p>
          </table:table-cell>
          <table:table-cell table:formula="of:=[.E6]*15" office:value-type="float" office:value="-0.0217181467181467" calcext:value-type="float">
            <text:p>-0.021718146718147</text:p>
          </table:table-cell>
          <table:table-cell table:style-name="ce5" table:formula="of:=[.B6]/[.A6]" office:value-type="float" office:value="-4.28571428571429" calcext:value-type="float">
            <text:p>-4.2857142857142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0" calcext:value-type="float">
            <text:p>730</text:p>
          </table:table-cell>
          <table:table-cell office:value-type="float" office:value="1280" calcext:value-type="float">
            <text:p>1280</text:p>
          </table:table-cell>
          <table:table-cell table:style-name="ce5" table:formula="of:=[.B7]/[.A7]" office:value-type="float" office:value="20.8571428571429" calcext:value-type="float">
            <text:p>20.8571428571429</text:p>
          </table:table-cell>
          <table:table-cell table:formula="of:=[.D7]/[.C7]" office:value-type="float" office:value="0.0162946428571429" calcext:value-type="float">
            <text:p>0.016294642857143</text:p>
          </table:table-cell>
          <table:table-cell table:formula="of:=[.E7]*15" office:value-type="float" office:value="0.244419642857143" calcext:value-type="float">
            <text:p>0.244419642857143</text:p>
          </table:table-cell>
          <table:table-cell table:formula="of:=[.E7]*15" office:value-type="float" office:value="0.244419642857143" calcext:value-type="float">
            <text:p>0.244419642857143</text:p>
          </table:table-cell>
          <table:table-cell table:style-name="ce5" table:formula="of:=[.B7]/[.A7]" office:value-type="float" office:value="20.8571428571429" calcext:value-type="float">
            <text:p>20.857142857142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3500" calcext:value-type="float">
            <text:p>3500</text:p>
          </table:table-cell>
          <table:table-cell table:style-name="ce5" table:formula="of:=[.B8]/[.A8]" office:value-type="float" office:value="9.375" calcext:value-type="float">
            <text:p>9.375</text:p>
          </table:table-cell>
          <table:table-cell table:formula="of:=[.D8]/[.C8]" office:value-type="float" office:value="0.00267857142857143" calcext:value-type="float">
            <text:p>0.002678571428571</text:p>
          </table:table-cell>
          <table:table-cell table:formula="of:=[.E8]*15" office:value-type="float" office:value="0.0401785714285714" calcext:value-type="float">
            <text:p>0.040178571428572</text:p>
          </table:table-cell>
          <table:table-cell table:formula="of:=[.E8]*15" office:value-type="float" office:value="0.0401785714285714" calcext:value-type="float">
            <text:p>0.040178571428572</text:p>
          </table:table-cell>
          <table:table-cell table:style-name="ce5" table:formula="of:=[.B8]/[.A8]" office:value-type="float" office:value="9.375" calcext:value-type="float">
            <text:p>9.37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3200" calcext:value-type="float">
            <text:p>3200</text:p>
          </table:table-cell>
          <table:table-cell table:style-name="ce5" table:formula="of:=[.B9]/[.A9]" office:value-type="float" office:value="-8" calcext:value-type="float">
            <text:p>-8</text:p>
          </table:table-cell>
          <table:table-cell table:formula="of:=[.D9]/[.C9]" office:value-type="float" office:value="-0.0025" calcext:value-type="float">
            <text:p>-0.0025</text:p>
          </table:table-cell>
          <table:table-cell table:formula="of:=[.E9]*15" office:value-type="float" office:value="-0.0375" calcext:value-type="float">
            <text:p>-0.0375</text:p>
          </table:table-cell>
          <table:table-cell table:formula="of:=[.E9]*15" office:value-type="float" office:value="-0.0375" calcext:value-type="float">
            <text:p>-0.0375</text:p>
          </table:table-cell>
          <table:table-cell table:style-name="ce5" table:formula="of:=[.B9]/[.A9]"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00" calcext:value-type="float">
            <text:p>-300</text:p>
          </table:table-cell>
          <table:table-cell office:value-type="float" office:value="1900" calcext:value-type="float">
            <text:p>1900</text:p>
          </table:table-cell>
          <table:table-cell table:style-name="ce5" table:formula="of:=[.B10]/[.A10]" office:value-type="float" office:value="-7.69230769230769" calcext:value-type="float">
            <text:p>-7.69230769230769</text:p>
          </table:table-cell>
          <table:table-cell table:formula="of:=[.D10]/[.C10]" office:value-type="float" office:value="-0.00404858299595142" calcext:value-type="float">
            <text:p>-0.004048582995951</text:p>
          </table:table-cell>
          <table:table-cell table:formula="of:=[.E10]*15" office:value-type="float" office:value="-0.0607287449392713" calcext:value-type="float">
            <text:p>-0.060728744939271</text:p>
          </table:table-cell>
          <table:table-cell table:formula="of:=[.E10]*15" office:value-type="float" office:value="-0.0607287449392713" calcext:value-type="float">
            <text:p>-0.060728744939271</text:p>
          </table:table-cell>
          <table:table-cell table:style-name="ce5" table:formula="of:=[.B10]/[.A10]" office:value-type="float" office:value="-7.69230769230769" calcext:value-type="float">
            <text:p>-7.6923076923076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2300" calcext:value-type="float">
            <text:p>2300</text:p>
          </table:table-cell>
          <table:table-cell table:style-name="ce5" table:formula="of:=[.B11]/[.A11]" office:value-type="float" office:value="5.71428571428571" calcext:value-type="float">
            <text:p>5.71428571428571</text:p>
          </table:table-cell>
          <table:table-cell table:formula="of:=[.D11]/[.C11]" office:value-type="float" office:value="0.00248447204968944" calcext:value-type="float">
            <text:p>0.002484472049689</text:p>
          </table:table-cell>
          <table:table-cell table:formula="of:=[.E11]*15" office:value-type="float" office:value="0.0372670807453416" calcext:value-type="float">
            <text:p>0.037267080745342</text:p>
          </table:table-cell>
          <table:table-cell table:formula="of:=[.E11]*15" office:value-type="float" office:value="0.0372670807453416" calcext:value-type="float">
            <text:p>0.037267080745342</text:p>
          </table:table-cell>
          <table:table-cell table:style-name="ce5" table:formula="of:=[.B11]/[.A11]" office:value-type="float" office:value="5.71428571428571" calcext:value-type="float">
            <text:p>5.71428571428571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style-name="ce5" table:formula="of:=[.B12]/[.A12]" office:value-type="float" office:value="6.38888888888889" calcext:value-type="float">
            <text:p>6.38888888888889</text:p>
          </table:table-cell>
          <table:table-cell table:formula="of:=[.D12]/[.C12]" office:value-type="float" office:value="0.0709876543209877" calcext:value-type="float">
            <text:p>0.070987654320988</text:p>
          </table:table-cell>
          <table:table-cell table:formula="of:=[.E12]*15" office:value-type="float" office:value="1.06481481481481" calcext:value-type="float">
            <text:p>1.06481481481481</text:p>
          </table:table-cell>
          <table:table-cell/>
          <table:table-cell table:style-name="ce5" table:formula="of:=[.B12]/[.A12]" office:value-type="float" office:value="6.38888888888889" calcext:value-type="float">
            <text:p>6.38888888888889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table:style-name="ce5" table:formula="of:=[.B13]/[.A13]" office:value-type="float" office:value="-1.42857142857143" calcext:value-type="float">
            <text:p>-1.42857142857143</text:p>
          </table:table-cell>
          <table:table-cell table:formula="of:=[.D13]/[.C13]" office:value-type="float" office:value="-0.0142857142857143" calcext:value-type="float">
            <text:p>-0.014285714285714</text:p>
          </table:table-cell>
          <table:table-cell table:formula="of:=[.E13]*15" office:value-type="float" office:value="-0.214285714285714" calcext:value-type="float">
            <text:p>-0.214285714285714</text:p>
          </table:table-cell>
          <table:table-cell table:formula="of:=[.E13]*15" office:value-type="float" office:value="-0.214285714285714" calcext:value-type="float">
            <text:p>-0.214285714285714</text:p>
          </table:table-cell>
          <table:table-cell table:style-name="ce5" table:formula="of:=[.B13]/[.A13]" office:value-type="float" office:value="-1.42857142857143" calcext:value-type="float">
            <text:p>-1.42857142857143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4800" calcext:value-type="float">
            <text:p>4800</text:p>
          </table:table-cell>
          <table:table-cell table:style-name="ce5" table:formula="of:=[.B14]/[.A14]" office:value-type="float" office:value="4.28571428571429" calcext:value-type="float">
            <text:p>4.28571428571429</text:p>
          </table:table-cell>
          <table:table-cell table:formula="of:=[.D14]/[.C14]" office:value-type="float" office:value="0.000892857142857143" calcext:value-type="float">
            <text:p>0.000892857142857</text:p>
          </table:table-cell>
          <table:table-cell table:formula="of:=[.E14]*15" office:value-type="float" office:value="0.0133928571428571" calcext:value-type="float">
            <text:p>0.013392857142857</text:p>
          </table:table-cell>
          <table:table-cell table:formula="of:=[.E14]*15" office:value-type="float" office:value="0.0133928571428571" calcext:value-type="float">
            <text:p>0.013392857142857</text:p>
          </table:table-cell>
          <table:table-cell table:style-name="ce5" table:formula="of:=[.B14]/[.A14]" office:value-type="float" office:value="4.28571428571429" calcext:value-type="float">
            <text:p>4.28571428571429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table:style-name="ce5" table:formula="of:=[.B15]/[.A15]" office:value-type="float" office:value="33.3333333333333" calcext:value-type="float">
            <text:p>33.3333333333333</text:p>
          </table:table-cell>
          <table:table-cell table:formula="of:=[.D15]/[.C15]" office:value-type="float" office:value="0.0151515151515152" calcext:value-type="float">
            <text:p>0.015151515151515</text:p>
          </table:table-cell>
          <table:table-cell table:formula="of:=[.E15]*15" office:value-type="float" office:value="0.227272727272727" calcext:value-type="float">
            <text:p>0.227272727272727</text:p>
          </table:table-cell>
          <table:table-cell table:formula="of:=[.E15]*15" office:value-type="float" office:value="0.227272727272727" calcext:value-type="float">
            <text:p>0.227272727272727</text:p>
          </table:table-cell>
          <table:table-cell table:style-name="ce5" table:formula="of:=[.B15]/[.A15]" office:value-type="float" office:value="33.3333333333333" calcext:value-type="float">
            <text:p>33.333333333333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20" calcext:value-type="float">
            <text:p>4320</text:p>
          </table:table-cell>
          <table:table-cell office:value-type="float" office:value="18130" calcext:value-type="float">
            <text:p>18130</text:p>
          </table:table-cell>
          <table:table-cell table:style-name="ce5" table:formula="of:=[.B16]/[.A16]" office:value-type="float" office:value="160" calcext:value-type="float">
            <text:p>160</text:p>
          </table:table-cell>
          <table:table-cell table:formula="of:=[.D16]/[.C16]" office:value-type="float" office:value="0.00882515168229454" calcext:value-type="float">
            <text:p>0.008825151682295</text:p>
          </table:table-cell>
          <table:table-cell table:formula="of:=[.E16]*15" office:value-type="float" office:value="0.132377275234418" calcext:value-type="float">
            <text:p>0.132377275234418</text:p>
          </table:table-cell>
          <table:table-cell table:formula="of:=[.E16]*15" office:value-type="float" office:value="0.132377275234418" calcext:value-type="float">
            <text:p>0.132377275234418</text:p>
          </table:table-cell>
          <table:table-cell table:style-name="ce5"/>
          <table:table-cell table:style-name="ce3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2210" calcext:value-type="float">
            <text:p>2210</text:p>
          </table:table-cell>
          <table:table-cell table:style-name="ce5" table:formula="of:=[.B17]/[.A17]" office:value-type="float" office:value="14" calcext:value-type="float">
            <text:p>14</text:p>
          </table:table-cell>
          <table:table-cell table:formula="of:=[.D17]/[.C17]" office:value-type="float" office:value="0.00633484162895928" calcext:value-type="float">
            <text:p>0.006334841628959</text:p>
          </table:table-cell>
          <table:table-cell table:formula="of:=[.E17]*15" office:value-type="float" office:value="0.0950226244343891" calcext:value-type="float">
            <text:p>0.095022624434389</text:p>
          </table:table-cell>
          <table:table-cell table:formula="of:=[.E17]*15" office:value-type="float" office:value="0.0950226244343891" calcext:value-type="float">
            <text:p>0.095022624434389</text:p>
          </table:table-cell>
          <table:table-cell table:style-name="ce5" table:formula="of:=[.B17]/[.A17]" office:value-type="float" office:value="14" calcext:value-type="float">
            <text:p>14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70" calcext:value-type="float">
            <text:p>-970</text:p>
          </table:table-cell>
          <table:table-cell office:value-type="float" office:value="6130" calcext:value-type="float">
            <text:p>6130</text:p>
          </table:table-cell>
          <table:table-cell table:style-name="ce5" table:formula="of:=[.B18]/[.A18]" office:value-type="float" office:value="-34.6428571428571" calcext:value-type="float">
            <text:p>-34.6428571428571</text:p>
          </table:table-cell>
          <table:table-cell table:formula="of:=[.D18]/[.C18]" office:value-type="float" office:value="-0.00565136331857376" calcext:value-type="float">
            <text:p>-0.005651363318574</text:p>
          </table:table-cell>
          <table:table-cell table:formula="of:=[.E18]*15" office:value-type="float" office:value="-0.0847704497786064" calcext:value-type="float">
            <text:p>-0.084770449778606</text:p>
          </table:table-cell>
          <table:table-cell table:formula="of:=[.E18]*15" office:value-type="float" office:value="-0.0847704497786064" calcext:value-type="float">
            <text:p>-0.084770449778606</text:p>
          </table:table-cell>
          <table:table-cell table:style-name="ce5" table:formula="of:=[.B18]/[.A18]" office:value-type="float" office:value="-34.6428571428571" calcext:value-type="float">
            <text:p>-34.6428571428571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30" calcext:value-type="float">
            <text:p>-430</text:p>
          </table:table-cell>
          <table:table-cell office:value-type="float" office:value="1280" calcext:value-type="float">
            <text:p>1280</text:p>
          </table:table-cell>
          <table:table-cell table:style-name="ce5" table:formula="of:=[.B19]/[.A19]" office:value-type="float" office:value="-18.695652173913" calcext:value-type="float">
            <text:p>-18.695652173913</text:p>
          </table:table-cell>
          <table:table-cell table:formula="of:=[.D19]/[.C19]" office:value-type="float" office:value="-0.0146059782608696" calcext:value-type="float">
            <text:p>-0.01460597826087</text:p>
          </table:table-cell>
          <table:table-cell table:formula="of:=[.E19]*15" office:value-type="float" office:value="-0.219089673913043" calcext:value-type="float">
            <text:p>-0.219089673913043</text:p>
          </table:table-cell>
          <table:table-cell table:formula="of:=[.E19]*15" office:value-type="float" office:value="-0.219089673913043" calcext:value-type="float">
            <text:p>-0.219089673913043</text:p>
          </table:table-cell>
          <table:table-cell table:style-name="ce5" table:formula="of:=[.B19]/[.A19]" office:value-type="float" office:value="-18.695652173913" calcext:value-type="float">
            <text:p>-18.695652173913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30" calcext:value-type="float">
            <text:p>-330</text:p>
          </table:table-cell>
          <table:table-cell office:value-type="float" office:value="7250" calcext:value-type="float">
            <text:p>7250</text:p>
          </table:table-cell>
          <table:table-cell table:style-name="ce5" table:formula="of:=[.B20]/[.A20]" office:value-type="float" office:value="-11.3793103448276" calcext:value-type="float">
            <text:p>-11.3793103448276</text:p>
          </table:table-cell>
          <table:table-cell table:formula="of:=[.D20]/[.C20]" office:value-type="float" office:value="-0.00156956004756243" calcext:value-type="float">
            <text:p>-0.001569560047562</text:p>
          </table:table-cell>
          <table:table-cell table:formula="of:=[.E20]*15" office:value-type="float" office:value="-0.0235434007134364" calcext:value-type="float">
            <text:p>-0.023543400713436</text:p>
          </table:table-cell>
          <table:table-cell table:formula="of:=[.E20]*15" office:value-type="float" office:value="-0.0235434007134364" calcext:value-type="float">
            <text:p>-0.023543400713436</text:p>
          </table:table-cell>
          <table:table-cell table:style-name="ce5" table:formula="of:=[.B20]/[.A20]" office:value-type="float" office:value="-11.3793103448276" calcext:value-type="float">
            <text:p>-11.379310344827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5200" calcext:value-type="float">
            <text:p>5200</text:p>
          </table:table-cell>
          <table:table-cell table:style-name="ce5" table:formula="of:=[.B21]/[.A21]" office:value-type="float" office:value="115.384615384615" calcext:value-type="float">
            <text:p>115.384615384615</text:p>
          </table:table-cell>
          <table:table-cell table:formula="of:=[.D21]/[.C21]" office:value-type="float" office:value="0.022189349112426" calcext:value-type="float">
            <text:p>0.022189349112426</text:p>
          </table:table-cell>
          <table:table-cell table:formula="of:=[.E21]*15" office:value-type="float" office:value="0.332840236686391" calcext:value-type="float">
            <text:p>0.332840236686391</text:p>
          </table:table-cell>
          <table:table-cell table:formula="of:=[.E21]*15" office:value-type="float" office:value="0.332840236686391" calcext:value-type="float">
            <text:p>0.332840236686391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500" calcext:value-type="float">
            <text:p>-2500</text:p>
          </table:table-cell>
          <table:table-cell office:value-type="float" office:value="6700" calcext:value-type="float">
            <text:p>6700</text:p>
          </table:table-cell>
          <table:table-cell table:style-name="ce5" table:formula="of:=[.B22]/[.A22]" office:value-type="float" office:value="-1250" calcext:value-type="float">
            <text:p>-1250</text:p>
          </table:table-cell>
          <table:table-cell table:formula="of:=[.D22]/[.C22]" office:value-type="float" office:value="-0.186567164179104" calcext:value-type="float">
            <text:p>-0.186567164179104</text:p>
          </table:table-cell>
          <table:table-cell table:formula="of:=[.E22]*15" office:value-type="float" office:value="-2.79850746268657" calcext:value-type="float">
            <text:p>-2.79850746268657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60" calcext:value-type="float">
            <text:p>1260</text:p>
          </table:table-cell>
          <table:table-cell office:value-type="float" office:value="750" calcext:value-type="float">
            <text:p>750</text:p>
          </table:table-cell>
          <table:table-cell table:style-name="ce5" table:formula="of:=[.B23]/[.A23]" office:value-type="float" office:value="45" calcext:value-type="float">
            <text:p>45</text:p>
          </table:table-cell>
          <table:table-cell table:formula="of:=[.D23]/[.C23]" office:value-type="float" office:value="0.06" calcext:value-type="float">
            <text:p>0.06</text:p>
          </table:table-cell>
          <table:table-cell table:formula="of:=[.E23]*15" office:value-type="float" office:value="0.9" calcext:value-type="float">
            <text:p>0.9</text:p>
          </table:table-cell>
          <table:table-cell/>
          <table:table-cell table:style-name="ce5" table:formula="of:=[.B23]/[.A23]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0" calcext:value-type="float">
            <text:p>770</text:p>
          </table:table-cell>
          <table:table-cell office:value-type="float" office:value="4370" calcext:value-type="float">
            <text:p>4370</text:p>
          </table:table-cell>
          <table:table-cell table:style-name="ce5" table:formula="of:=[.B24]/[.A24]" office:value-type="float" office:value="28.5185185185185" calcext:value-type="float">
            <text:p>28.5185185185185</text:p>
          </table:table-cell>
          <table:table-cell table:formula="of:=[.D24]/[.C24]" office:value-type="float" office:value="0.00652597677769302" calcext:value-type="float">
            <text:p>0.006525976777693</text:p>
          </table:table-cell>
          <table:table-cell table:formula="of:=[.E24]*15" office:value-type="float" office:value="0.0978896516653954" calcext:value-type="float">
            <text:p>0.097889651665395</text:p>
          </table:table-cell>
          <table:table-cell table:formula="of:=[.E24]*15" office:value-type="float" office:value="0.0978896516653954" calcext:value-type="float">
            <text:p>0.097889651665395</text:p>
          </table:table-cell>
          <table:table-cell table:style-name="ce5" table:formula="of:=[.B24]/[.A24]" office:value-type="float" office:value="28.5185185185185" calcext:value-type="float">
            <text:p>28.518518518518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10" calcext:value-type="float">
            <text:p>2510</text:p>
          </table:table-cell>
          <table:table-cell office:value-type="float" office:value="4450" calcext:value-type="float">
            <text:p>4450</text:p>
          </table:table-cell>
          <table:table-cell table:style-name="ce5" table:formula="of:=[.B25]/[.A25]" office:value-type="float" office:value="119.52380952381" calcext:value-type="float">
            <text:p>119.52380952381</text:p>
          </table:table-cell>
          <table:table-cell table:formula="of:=[.D25]/[.C25]" office:value-type="float" office:value="0.0268592830390583" calcext:value-type="float">
            <text:p>0.026859283039058</text:p>
          </table:table-cell>
          <table:table-cell table:formula="of:=[.E25]*15" office:value-type="float" office:value="0.402889245585875" calcext:value-type="float">
            <text:p>0.402889245585875</text:p>
          </table:table-cell>
          <table:table-cell table:formula="of:=[.E25]*15" office:value-type="float" office:value="0.402889245585875" calcext:value-type="float">
            <text:p>0.402889245585875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1660" calcext:value-type="float">
            <text:p>1660</text:p>
          </table:table-cell>
          <table:table-cell table:style-name="ce5" table:formula="of:=[.B26]/[.A26]" office:value-type="float" office:value="-0.357142857142857" calcext:value-type="float">
            <text:p>-0.357142857142857</text:p>
          </table:table-cell>
          <table:table-cell table:formula="of:=[.D26]/[.C26]" office:value-type="float" office:value="-0.000215146299483649" calcext:value-type="float">
            <text:p>-0.000215146299484</text:p>
          </table:table-cell>
          <table:table-cell table:formula="of:=[.E26]*15" office:value-type="float" office:value="-0.00322719449225473" calcext:value-type="float">
            <text:p>-0.003227194492255</text:p>
          </table:table-cell>
          <table:table-cell table:formula="of:=[.E26]*15" office:value-type="float" office:value="-0.00322719449225473" calcext:value-type="float">
            <text:p>-0.003227194492255</text:p>
          </table:table-cell>
          <table:table-cell table:style-name="ce5" table:formula="of:=[.B26]/[.A26]" office:value-type="float" office:value="-0.357142857142857" calcext:value-type="float">
            <text:p>-0.35714285714285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rumer za 1. obdobi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polovina podzimu – tolice</text:p>
          </table:table-cell>
          <table:table-cell table:number-columns-repeated="5"/>
          <table:table-cell table:formula="of:=AVERAGE([.G4:.G26])" office:value-type="float" office:value="0.0588180461932249" calcext:value-type="float">
            <text:p>0.0588180461932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oužitelné na 2. období</text:p>
          </table:table-cell>
          <table:table-cell office:value-type="string" calcext:value-type="string">
            <text:p>pouzitelna data:</text:p>
          </table:table-cell>
          <table:table-cell office:value-type="string" calcext:value-type="string">
            <text:p>pouzitelny prumer prirustek za 15dni: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90" calcext:value-type="float">
            <text:p>2590</text:p>
          </table:table-cell>
          <table:table-cell table:style-name="ce5" table:formula="of:=[.B31]/[.A31]" office:value-type="float" office:value="1.05263157894737" calcext:value-type="float">
            <text:p>1.05263157894737</text:p>
          </table:table-cell>
          <table:table-cell table:formula="of:=[.D31]/[.C31]" office:value-type="float" office:value="0.000406421459053039" calcext:value-type="float">
            <text:p>0.000406421459053</text:p>
          </table:table-cell>
          <table:table-cell table:formula="of:=[.E31]*15" office:value-type="float" office:value="0.00609632188579558" calcext:value-type="float">
            <text:p>0.006096321885796</text:p>
          </table:table-cell>
          <table:table-cell table:formula="of:=[.E31]*15" office:value-type="float" office:value="0.00609632188579558" calcext:value-type="float">
            <text:p>0.006096321885796</text:p>
          </table:table-cell>
          <table:table-cell table:formula="of:=AVERAGE([.B31]/[.A31])" office:value-type="float" office:value="1.05263157894737" calcext:value-type="float">
            <text:p>1.05263157894737</text:p>
          </table:table-cell>
          <table:table-cell table:formula="of:=AVERAGE([.H31:.H50])" office:value-type="float" office:value="37.4002813567242" calcext:value-type="float">
            <text:p>37.4002813567242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30" calcext:value-type="float">
            <text:p>2730</text:p>
          </table:table-cell>
          <table:table-cell office:value-type="float" office:value="3670" calcext:value-type="float">
            <text:p>3670</text:p>
          </table:table-cell>
          <table:table-cell table:style-name="ce5" table:formula="of:=[.B32]/[.A32]" office:value-type="float" office:value="70" calcext:value-type="float">
            <text:p>70</text:p>
          </table:table-cell>
          <table:table-cell table:formula="of:=[.D32]/[.C32]" office:value-type="float" office:value="0.0190735694822888" calcext:value-type="float">
            <text:p>0.019073569482289</text:p>
          </table:table-cell>
          <table:table-cell table:formula="of:=[.E32]*15" office:value-type="float" office:value="0.286103542234332" calcext:value-type="float">
            <text:p>0.286103542234332</text:p>
          </table:table-cell>
          <table:table-cell table:formula="of:=[.E32]*15" office:value-type="float" office:value="0.286103542234332" calcext:value-type="float">
            <text:p>0.286103542234332</text:p>
          </table:table-cell>
          <table:table-cell table:formula="of:=AVERAGE([.B32]/[.A32])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00" calcext:value-type="float">
            <text:p>-400</text:p>
          </table:table-cell>
          <table:table-cell office:value-type="float" office:value="7400" calcext:value-type="float">
            <text:p>7400</text:p>
          </table:table-cell>
          <table:table-cell table:style-name="ce5" table:formula="of:=[.B33]/[.A33]" office:value-type="float" office:value="-14.8148148148148" calcext:value-type="float">
            <text:p>-14.8148148148148</text:p>
          </table:table-cell>
          <table:table-cell table:formula="of:=[.D33]/[.C33]" office:value-type="float" office:value="-0.002002002002002" calcext:value-type="float">
            <text:p>-0.002002002002002</text:p>
          </table:table-cell>
          <table:table-cell table:formula="of:=[.E33]*15" office:value-type="float" office:value="-0.03003003003003" calcext:value-type="float">
            <text:p>-0.03003003003003</text:p>
          </table:table-cell>
          <table:table-cell table:formula="of:=[.E33]*15" office:value-type="float" office:value="-0.03003003003003" calcext:value-type="float">
            <text:p>-0.03003003003003</text:p>
          </table:table-cell>
          <table:table-cell table:formula="of:=AVERAGE([.B33]/[.A33])" office:value-type="float" office:value="-14.8148148148148" calcext:value-type="float">
            <text:p>-14.814814814814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0" calcext:value-type="float">
            <text:p>1100</text:p>
          </table:table-cell>
          <table:table-cell office:value-type="float" office:value="2800" calcext:value-type="float">
            <text:p>2800</text:p>
          </table:table-cell>
          <table:table-cell table:style-name="ce5" table:formula="of:=[.B34]/[.A34]" office:value-type="float" office:value="26.1904761904762" calcext:value-type="float">
            <text:p>26.1904761904762</text:p>
          </table:table-cell>
          <table:table-cell table:formula="of:=[.D34]/[.C34]" office:value-type="float" office:value="0.00935374149659864" calcext:value-type="float">
            <text:p>0.009353741496599</text:p>
          </table:table-cell>
          <table:table-cell table:formula="of:=[.E34]*15" office:value-type="float" office:value="0.14030612244898" calcext:value-type="float">
            <text:p>0.14030612244898</text:p>
          </table:table-cell>
          <table:table-cell table:formula="of:=[.E34]*15" office:value-type="float" office:value="0.14030612244898" calcext:value-type="float">
            <text:p>0.14030612244898</text:p>
          </table:table-cell>
          <table:table-cell table:formula="of:=AVERAGE([.B34]/[.A34])" office:value-type="float" office:value="26.1904761904762" calcext:value-type="float">
            <text:p>26.190476190476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0" calcext:value-type="float">
            <text:p>1300</text:p>
          </table:table-cell>
          <table:table-cell office:value-type="float" office:value="3800" calcext:value-type="float">
            <text:p>3800</text:p>
          </table:table-cell>
          <table:table-cell table:style-name="ce5" table:formula="of:=[.B35]/[.A35]" office:value-type="float" office:value="48.1481481481482" calcext:value-type="float">
            <text:p>48.1481481481482</text:p>
          </table:table-cell>
          <table:table-cell table:formula="of:=[.D35]/[.C35]" office:value-type="float" office:value="0.0126705653021443" calcext:value-type="float">
            <text:p>0.012670565302144</text:p>
          </table:table-cell>
          <table:table-cell table:formula="of:=[.E35]*15" office:value-type="float" office:value="0.190058479532164" calcext:value-type="float">
            <text:p>0.190058479532164</text:p>
          </table:table-cell>
          <table:table-cell table:formula="of:=[.E35]*15" office:value-type="float" office:value="0.190058479532164" calcext:value-type="float">
            <text:p>0.190058479532164</text:p>
          </table:table-cell>
          <table:table-cell table:formula="of:=AVERAGE([.B35]/[.A35])" office:value-type="float" office:value="48.1481481481482" calcext:value-type="float">
            <text:p>48.148148148148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0" calcext:value-type="float">
            <text:p>1780</text:p>
          </table:table-cell>
          <table:table-cell office:value-type="float" office:value="3000" calcext:value-type="float">
            <text:p>3000</text:p>
          </table:table-cell>
          <table:table-cell table:style-name="ce5" table:formula="of:=[.B36]/[.A36]" office:value-type="float" office:value="49.4444444444444" calcext:value-type="float">
            <text:p>49.4444444444444</text:p>
          </table:table-cell>
          <table:table-cell table:formula="of:=[.D36]/[.C36]" office:value-type="float" office:value="0.0164814814814815" calcext:value-type="float">
            <text:p>0.016481481481482</text:p>
          </table:table-cell>
          <table:table-cell table:formula="of:=[.E36]*15" office:value-type="float" office:value="0.247222222222222" calcext:value-type="float">
            <text:p>0.247222222222222</text:p>
          </table:table-cell>
          <table:table-cell table:formula="of:=[.E36]*15" office:value-type="float" office:value="0.247222222222222" calcext:value-type="float">
            <text:p>0.247222222222222</text:p>
          </table:table-cell>
          <table:table-cell table:formula="of:=AVERAGE([.B36]/[.A36])" office:value-type="float" office:value="49.4444444444444" calcext:value-type="float">
            <text:p>49.444444444444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table:style-name="ce5" table:formula="of:=[.B37]/[.A37]" office:value-type="float" office:value="31.0344827586207" calcext:value-type="float">
            <text:p>31.0344827586207</text:p>
          </table:table-cell>
          <table:table-cell table:formula="of:=[.D37]/[.C37]" office:value-type="float" office:value="0.0124137931034483" calcext:value-type="float">
            <text:p>0.012413793103448</text:p>
          </table:table-cell>
          <table:table-cell table:formula="of:=[.E37]*15" office:value-type="float" office:value="0.186206896551724" calcext:value-type="float">
            <text:p>0.186206896551724</text:p>
          </table:table-cell>
          <table:table-cell table:formula="of:=[.E37]*15" office:value-type="float" office:value="0.186206896551724" calcext:value-type="float">
            <text:p>0.186206896551724</text:p>
          </table:table-cell>
          <table:table-cell table:formula="of:=AVERAGE([.B37]/[.A37])" office:value-type="float" office:value="31.0344827586207" calcext:value-type="float">
            <text:p>31.034482758620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160" calcext:value-type="float">
            <text:p>-16160</text:p>
          </table:table-cell>
          <table:table-cell office:value-type="float" office:value="28200" calcext:value-type="float">
            <text:p>28200</text:p>
          </table:table-cell>
          <table:table-cell table:style-name="ce5" table:formula="of:=[.B38]/[.A38]" office:value-type="float" office:value="-436.756756756757" calcext:value-type="float">
            <text:p>-436.756756756757</text:p>
          </table:table-cell>
          <table:table-cell table:formula="of:=[.D38]/[.C38]" office:value-type="float" office:value="-0.0154878282537857" calcext:value-type="float">
            <text:p>-0.015487828253786</text:p>
          </table:table-cell>
          <table:table-cell table:formula="of:=[.E38]*15" office:value-type="float" office:value="-0.232317423806786" calcext:value-type="float">
            <text:p>-0.232317423806786</text:p>
          </table:table-cell>
          <table:table-cell table:formula="of:=[.E38]*15" office:value-type="float" office:value="-0.232317423806786" calcext:value-type="float">
            <text:p>-0.232317423806786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70" calcext:value-type="float">
            <text:p>1570</text:p>
          </table:table-cell>
          <table:table-cell office:value-type="float" office:value="320" calcext:value-type="float">
            <text:p>320</text:p>
          </table:table-cell>
          <table:table-cell table:style-name="ce5" table:formula="of:=[.B39]/[.A39]" office:value-type="float" office:value="42.4324324324324" calcext:value-type="float">
            <text:p>42.4324324324324</text:p>
          </table:table-cell>
          <table:table-cell table:formula="of:=[.D39]/[.C39]" office:value-type="float" office:value="0.132601351351351" calcext:value-type="float">
            <text:p>0.132601351351351</text:p>
          </table:table-cell>
          <table:table-cell table:formula="of:=[.E39]*15" office:value-type="float" office:value="1.98902027027027" calcext:value-type="float">
            <text:p>1.98902027027027</text:p>
          </table:table-cell>
          <table:table-cell/>
          <table:table-cell table:formula="of:=AVERAGE([.B39]/[.A39])" office:value-type="float" office:value="42.4324324324324" calcext:value-type="float">
            <text:p>42.432432432432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  <table:table-cell office:value-type="float" office:value="3200" calcext:value-type="float">
            <text:p>3200</text:p>
          </table:table-cell>
          <table:table-cell table:style-name="ce5" table:formula="of:=[.B40]/[.A40]" office:value-type="float" office:value="80" calcext:value-type="float">
            <text:p>80</text:p>
          </table:table-cell>
          <table:table-cell table:formula="of:=[.D40]/[.C40]" office:value-type="float" office:value="0.025" calcext:value-type="float">
            <text:p>0.025</text:p>
          </table:table-cell>
          <table:table-cell table:formula="of:=[.E40]*15" office:value-type="float" office:value="0.375" calcext:value-type="float">
            <text:p>0.375</text:p>
          </table:table-cell>
          <table:table-cell table:formula="of:=[.E40]*15" office:value-type="float" office:value="0.375" calcext:value-type="float">
            <text:p>0.375</text:p>
          </table:table-cell>
          <table:table-cell table:formula="of:=AVERAGE([.B40]/[.A40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410" calcext:value-type="float">
            <text:p>-5410</text:p>
          </table:table-cell>
          <table:table-cell office:value-type="float" office:value="22450" calcext:value-type="float">
            <text:p>22450</text:p>
          </table:table-cell>
          <table:table-cell table:style-name="ce5" table:formula="of:=[.B41]/[.A41]" office:value-type="float" office:value="-138.717948717949" calcext:value-type="float">
            <text:p>-138.717948717949</text:p>
          </table:table-cell>
          <table:table-cell table:formula="of:=[.D41]/[.C41]" office:value-type="float" office:value="-0.00617897321683515" calcext:value-type="float">
            <text:p>-0.006178973216835</text:p>
          </table:table-cell>
          <table:table-cell table:formula="of:=[.E41]*15" office:value-type="float" office:value="-0.0926845982525272" calcext:value-type="float">
            <text:p>-0.092684598252527</text:p>
          </table:table-cell>
          <table:table-cell table:formula="of:=[.E41]*15" office:value-type="float" office:value="-0.0926845982525272" calcext:value-type="float">
            <text:p>-0.09268459825252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0" calcext:value-type="float">
            <text:p>1520</text:p>
          </table:table-cell>
          <table:table-cell office:value-type="float" office:value="5160" calcext:value-type="float">
            <text:p>5160</text:p>
          </table:table-cell>
          <table:table-cell table:style-name="ce5" table:formula="of:=[.B42]/[.A42]" office:value-type="float" office:value="42.2222222222222" calcext:value-type="float">
            <text:p>42.2222222222222</text:p>
          </table:table-cell>
          <table:table-cell table:formula="of:=[.D42]/[.C42]" office:value-type="float" office:value="0.00818260120585702" calcext:value-type="float">
            <text:p>0.008182601205857</text:p>
          </table:table-cell>
          <table:table-cell table:formula="of:=[.E42]*15" office:value-type="float" office:value="0.122739018087855" calcext:value-type="float">
            <text:p>0.122739018087855</text:p>
          </table:table-cell>
          <table:table-cell table:formula="of:=[.E42]*15" office:value-type="float" office:value="0.122739018087855" calcext:value-type="float">
            <text:p>0.122739018087855</text:p>
          </table:table-cell>
          <table:table-cell table:formula="of:=AVERAGE([.B42]/[.A42])" office:value-type="float" office:value="42.2222222222222" calcext:value-type="float">
            <text:p>42.222222222222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850" calcext:value-type="float">
            <text:p>850</text:p>
          </table:table-cell>
          <table:table-cell table:style-name="ce5" table:formula="of:=[.B43]/[.A43]" office:value-type="float" office:value="9.71428571428571" calcext:value-type="float">
            <text:p>9.71428571428571</text:p>
          </table:table-cell>
          <table:table-cell table:formula="of:=[.D43]/[.C43]" office:value-type="float" office:value="0.0114285714285714" calcext:value-type="float">
            <text:p>0.011428571428572</text:p>
          </table:table-cell>
          <table:table-cell table:formula="of:=[.E43]*15" office:value-type="float" office:value="0.171428571428571" calcext:value-type="float">
            <text:p>0.171428571428571</text:p>
          </table:table-cell>
          <table:table-cell table:formula="of:=[.E43]*15" office:value-type="float" office:value="0.171428571428571" calcext:value-type="float">
            <text:p>0.171428571428571</text:p>
          </table:table-cell>
          <table:table-cell table:formula="of:=AVERAGE([.B43]/[.A43])" office:value-type="float" office:value="9.71428571428571" calcext:value-type="float">
            <text:p>9.7142857142857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office:value-type="float" office:value="7430" calcext:value-type="float">
            <text:p>7430</text:p>
          </table:table-cell>
          <table:table-cell table:style-name="ce5" table:formula="of:=[.B44]/[.A44]" office:value-type="float" office:value="23.448275862069" calcext:value-type="float">
            <text:p>23.448275862069</text:p>
          </table:table-cell>
          <table:table-cell table:formula="of:=[.D44]/[.C44]" office:value-type="float" office:value="0.00315589177147631" calcext:value-type="float">
            <text:p>0.003155891771476</text:p>
          </table:table-cell>
          <table:table-cell table:formula="of:=[.E44]*15" office:value-type="float" office:value="0.0473383765721447" calcext:value-type="float">
            <text:p>0.047338376572145</text:p>
          </table:table-cell>
          <table:table-cell table:formula="of:=[.E44]*15" office:value-type="float" office:value="0.0473383765721447" calcext:value-type="float">
            <text:p>0.047338376572145</text:p>
          </table:table-cell>
          <table:table-cell table:formula="of:=AVERAGE([.B44]/[.A44])" office:value-type="float" office:value="23.448275862069" calcext:value-type="float">
            <text:p>23.44827586206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00" calcext:value-type="float">
            <text:p>2300</text:p>
          </table:table-cell>
          <table:table-cell office:value-type="float" office:value="6920" calcext:value-type="float">
            <text:p>6920</text:p>
          </table:table-cell>
          <table:table-cell table:style-name="ce5" table:formula="of:=[.B45]/[.A45]" office:value-type="float" office:value="79.3103448275862" calcext:value-type="float">
            <text:p>79.3103448275862</text:p>
          </table:table-cell>
          <table:table-cell table:formula="of:=[.D45]/[.C45]" office:value-type="float" office:value="0.0114610324895356" calcext:value-type="float">
            <text:p>0.011461032489536</text:p>
          </table:table-cell>
          <table:table-cell table:formula="of:=[.E45]*15" office:value-type="float" office:value="0.171915487343034" calcext:value-type="float">
            <text:p>0.171915487343034</text:p>
          </table:table-cell>
          <table:table-cell table:formula="of:=[.E45]*15" office:value-type="float" office:value="0.171915487343034" calcext:value-type="float">
            <text:p>0.171915487343034</text:p>
          </table:table-cell>
          <table:table-cell table:formula="of:=AVERAGE([.B45]/[.A45])" office:value-type="float" office:value="79.3103448275862" calcext:value-type="float">
            <text:p>79.310344827586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4200" calcext:value-type="float">
            <text:p>4200</text:p>
          </table:table-cell>
          <table:table-cell table:style-name="ce5" table:formula="of:=[.B46]/[.A46]" office:value-type="float" office:value="25" calcext:value-type="float">
            <text:p>25</text:p>
          </table:table-cell>
          <table:table-cell table:formula="of:=[.D46]/[.C46]" office:value-type="float" office:value="0.00595238095238095" calcext:value-type="float">
            <text:p>0.005952380952381</text:p>
          </table:table-cell>
          <table:table-cell table:formula="of:=[.E46]*15" office:value-type="float" office:value="0.0892857142857143" calcext:value-type="float">
            <text:p>0.089285714285714</text:p>
          </table:table-cell>
          <table:table-cell table:formula="of:=[.E46]*15" office:value-type="float" office:value="0.0892857142857143" calcext:value-type="float">
            <text:p>0.089285714285714</text:p>
          </table:table-cell>
          <table:table-cell table:formula="of:=AVERAGE([.B46]/[.A4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table:style-name="ce5" table:formula="of:=[.B47]/[.A47]" office:value-type="float" office:value="4.35897435897436" calcext:value-type="float">
            <text:p>4.35897435897436</text:p>
          </table:table-cell>
          <table:table-cell table:formula="of:=[.D47]/[.C47]" office:value-type="float" office:value="0.00216864395968874" calcext:value-type="float">
            <text:p>0.002168643959689</text:p>
          </table:table-cell>
          <table:table-cell table:formula="of:=[.E47]*15" office:value-type="float" office:value="0.032529659395331" calcext:value-type="float">
            <text:p>0.032529659395331</text:p>
          </table:table-cell>
          <table:table-cell table:formula="of:=[.E47]*15" office:value-type="float" office:value="0.032529659395331" calcext:value-type="float">
            <text:p>0.032529659395331</text:p>
          </table:table-cell>
          <table:table-cell table:formula="of:=AVERAGE([.B47]/[.A47])" office:value-type="float" office:value="4.35897435897436" calcext:value-type="float">
            <text:p>4.3589743589743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00" calcext:value-type="float">
            <text:p>1700</text:p>
          </table:table-cell>
          <table:table-cell office:value-type="float" office:value="4100" calcext:value-type="float">
            <text:p>4100</text:p>
          </table:table-cell>
          <table:table-cell table:style-name="ce5" table:formula="of:=[.B48]/[.A48]" office:value-type="float" office:value="58.6206896551724" calcext:value-type="float">
            <text:p>58.6206896551724</text:p>
          </table:table-cell>
          <table:table-cell table:formula="of:=[.D48]/[.C48]" office:value-type="float" office:value="0.0142977291841884" calcext:value-type="float">
            <text:p>0.014297729184188</text:p>
          </table:table-cell>
          <table:table-cell table:formula="of:=[.E48]*15" office:value-type="float" office:value="0.214465937762826" calcext:value-type="float">
            <text:p>0.214465937762826</text:p>
          </table:table-cell>
          <table:table-cell table:formula="of:=[.E48]*15" office:value-type="float" office:value="0.214465937762826" calcext:value-type="float">
            <text:p>0.214465937762826</text:p>
          </table:table-cell>
          <table:table-cell table:formula="of:=AVERAGE([.B48]/[.A48])" office:value-type="float" office:value="58.6206896551724" calcext:value-type="float">
            <text:p>58.620689655172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10" calcext:value-type="float">
            <text:p>2110</text:p>
          </table:table-cell>
          <table:table-cell office:value-type="float" office:value="1940" calcext:value-type="float">
            <text:p>1940</text:p>
          </table:table-cell>
          <table:table-cell table:style-name="ce5" table:formula="of:=[.B49]/[.A49]" office:value-type="float" office:value="60.2857142857143" calcext:value-type="float">
            <text:p>60.2857142857143</text:p>
          </table:table-cell>
          <table:table-cell table:formula="of:=[.D49]/[.C49]" office:value-type="float" office:value="0.0310751104565538" calcext:value-type="float">
            <text:p>0.031075110456554</text:p>
          </table:table-cell>
          <table:table-cell table:formula="of:=[.E49]*15" office:value-type="float" office:value="0.466126656848306" calcext:value-type="float">
            <text:p>0.466126656848306</text:p>
          </table:table-cell>
          <table:table-cell table:formula="of:=[.E49]*15" office:value-type="float" office:value="0.466126656848306" calcext:value-type="float">
            <text:p>0.466126656848306</text:p>
          </table:table-cell>
          <table:table-cell table:formula="of:=AVERAGE([.B49]/[.A49])" office:value-type="float" office:value="60.2857142857143" calcext:value-type="float">
            <text:p>60.285714285714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0" calcext:value-type="float">
            <text:p>1360</text:p>
          </table:table-cell>
          <table:table-cell office:value-type="float" office:value="1650" calcext:value-type="float">
            <text:p>1650</text:p>
          </table:table-cell>
          <table:table-cell table:style-name="ce5" table:formula="of:=[.B50]/[.A50]" office:value-type="float" office:value="36.7567567567568" calcext:value-type="float">
            <text:p>36.7567567567568</text:p>
          </table:table-cell>
          <table:table-cell table:formula="of:=[.D50]/[.C50]" office:value-type="float" office:value="0.0222768222768223" calcext:value-type="float">
            <text:p>0.022276822276822</text:p>
          </table:table-cell>
          <table:table-cell table:formula="of:=[.E50]*15" office:value-type="float" office:value="0.334152334152335" calcext:value-type="float">
            <text:p>0.334152334152335</text:p>
          </table:table-cell>
          <table:table-cell table:formula="of:=[.E50]*15" office:value-type="float" office:value="0.334152334152335" calcext:value-type="float">
            <text:p>0.334152334152335</text:p>
          </table:table-cell>
          <table:table-cell table:formula="of:=AVERAGE([.B50]/[.A50])" office:value-type="float" office:value="36.7567567567568" calcext:value-type="float">
            <text:p>36.756756756756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ukaz a prumer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G31:.G50])" office:value-type="float" office:value="0.143470699403263" calcext:value-type="float">
            <text:p>0.14347069940326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z kurdejova vyslo 0.126, tak asi takhle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8:15:40.025444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8:31:26.987484311</meta:creation-date>
    <dc:date>2019-12-08T18:29:38.449996476</dc:date>
    <meta:editing-duration>PT1H54S</meta:editing-duration>
    <meta:editing-cycles>53</meta:editing-cycles>
    <meta:generator>LibreOffice/6.2.8.2$Linux_X86_64 LibreOffice_project/20$Build-2</meta:generator>
    <meta:document-statistic meta:table-count="1" meta:cell-count="355" meta:object-count="0"/>
  </office:meta>
</office:document-meta>
</file>